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文泉驛微米黑1" svg:font-family="文泉驛微米黑" style:font-pitch="variable"/>
    <style:font-face style:name="文泉驛等寬微米黑" svg:font-family="文泉驛等寬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48cm" fo:min-width="4.34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64cm" fo:min-width="3.741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288cm" fo:min-width="0.038cm" fo:padding-top="0.178cm" fo:padding-bottom="0.178cm" fo:padding-left="0.303cm" fo:padding-right="0.30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3.8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465cm" fo:min-width="5.898cm" fo:padding-top="0.178cm" fo:padding-bottom="0.178cm" fo:padding-left="0.303cm" fo:padding-right="0.303cm"/>
    </style:style>
    <style:style style:name="gr13" style:family="graphic" style:parent-style-name="objectwithoutfill">
      <style:graphic-properties draw:marker-start="Arrow" draw:fill="none" draw:textarea-vertical-align="middle"/>
    </style:style>
    <style:style style:name="gr14" style:family="graphic" style:parent-style-name="objectwithoutfill">
      <style:graphic-properties draw:marker-end="Arrow" draw:fill="none" draw:textarea-vertical-align="middle"/>
    </style:style>
    <style:style style:name="gr15" style:family="graphic" style:parent-style-name="objectwithoutfill">
      <style:graphic-properties draw:stroke="dash" draw:stroke-dash="_32__20_Dots_20_1_20_Dash" draw:marker-end="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8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19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1.423cm"/>
    </style:style>
    <style:style style:name="gr26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00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cc00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3.70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31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76cm" fo:min-width="2.503cm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style:font-name="文泉驛等寬微米黑" fo:font-size="20pt" style:font-name-asian="文泉驛等寬微米黑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文泉驛等寬微米黑" fo:font-size="16pt" style:font-name-asian="文泉驛等寬微米黑" style:font-size-asian="16pt" style:font-size-complex="16pt"/>
    </style:style>
    <style:style style:name="P11" style:family="paragraph">
      <loext:graphic-properties draw:fill="none" draw:fill-color="#ffffff"/>
      <style:text-properties style:font-name="文泉驛等寬微米黑" fo:font-size="14pt" style:font-name-asian="文泉驛等寬微米黑" style:font-size-asian="14pt" style:font-size-complex="14pt"/>
    </style:style>
    <style:style style:name="P12" style:family="paragraph">
      <loext:graphic-properties draw:fill-color="#000000"/>
      <style:paragraph-properties fo:text-align="center"/>
      <style:text-properties fo:color="#000000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0000cc" style:font-name="文泉驛等寬微米黑" fo:font-size="16pt" style:font-name-asian="文泉驛等寬微米黑" style:font-size-asian="16pt" style:font-size-complex="16pt"/>
    </style:style>
    <style:style style:name="P15" style:family="paragraph">
      <loext:graphic-properties draw:fill="none" draw:fill-color="#ffffff"/>
      <style:text-properties fo:color="#ff6600" style:font-name="文泉驛等寬微米黑" fo:font-size="16pt" style:font-name-asian="文泉驛等寬微米黑" style:font-size-asian="16pt" style:font-size-complex="16pt"/>
    </style:style>
    <style:style style:name="P16" style:family="paragraph">
      <loext:graphic-properties draw:fill="none" draw:fill-color="#ffffff"/>
      <style:paragraph-properties fo:text-align="center"/>
      <style:text-properties fo:color="#ff6600"/>
    </style:style>
    <style:style style:name="P17" style:family="paragraph">
      <loext:graphic-properties draw:fill="none" draw:fill-color="#ffffff"/>
      <style:paragraph-properties fo:text-align="center"/>
      <style:text-properties fo:color="#cc9900"/>
    </style:style>
    <style:style style:name="P18" style:family="paragraph">
      <loext:graphic-properties draw:fill="none" draw:fill-color="#ffffff"/>
      <style:paragraph-properties fo:text-align="center"/>
      <style:text-properties fo:color="#009900"/>
    </style:style>
    <style:style style:name="P19" style:family="paragraph">
      <loext:graphic-properties draw:fill="none" draw:fill-color="#ffffff"/>
      <style:paragraph-properties fo:text-align="center"/>
      <style:text-properties fo:color="#0000cc"/>
    </style:style>
    <style:style style:name="P20" style:family="paragraph">
      <loext:graphic-properties draw:fill="none" draw:fill-color="#ffffff"/>
      <style:paragraph-properties fo:text-align="center"/>
      <style:text-properties fo:color="#cc0066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start"/>
    </style:style>
    <style:style style:name="P23" style:family="paragraph">
      <loext:graphic-properties draw:fill="none" draw:fill-color="#ffffff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fo:text-align="center"/>
      <style:text-properties fo:color="#ff6600" fo:font-size="24pt" style:font-size-asian="24pt" style:font-size-complex="24pt"/>
    </style:style>
    <style:style style:name="P27" style:family="paragraph">
      <loext:graphic-properties draw:fill="none" draw:fill-color="#ffffff"/>
      <style:paragraph-properties fo:text-align="center"/>
      <style:text-properties fo:color="#cc9900" fo:font-size="24pt" style:font-size-asian="24pt" style:font-size-complex="24pt"/>
    </style:style>
    <style:style style:name="P28" style:family="paragraph">
      <loext:graphic-properties draw:fill="none" draw:fill-color="#ffffff"/>
      <style:paragraph-properties fo:text-align="center"/>
      <style:text-properties fo:color="#009900" fo:font-size="24pt" style:font-size-asian="24pt" style:font-size-complex="24pt"/>
    </style:style>
    <style:style style:name="P29" style:family="paragraph">
      <loext:graphic-properties draw:fill="none" draw:fill-color="#ffffff"/>
      <style:paragraph-properties fo:text-align="center"/>
      <style:text-properties fo:color="#0000cc" fo:font-size="24pt" style:font-size-asian="24pt" style:font-size-complex="24pt"/>
    </style:style>
    <style:style style:name="P30" style:family="paragraph">
      <loext:graphic-properties draw:fill="none" draw:fill-color="#ffffff"/>
      <style:paragraph-properties fo:text-align="center"/>
      <style:text-properties fo:color="#cc00cc"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文泉驛等寬微米黑" fo:font-size="20pt" style:font-name-asian="文泉驛等寬微米黑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文泉驛等寬微米黑" fo:font-size="16pt" style:font-name-asian="文泉驛等寬微米黑" style:font-size-asian="16pt" style:font-size-complex="16pt"/>
    </style:style>
    <style:style style:name="T6" style:family="text">
      <style:text-properties style:font-name="文泉驛等寬微米黑" fo:font-size="14pt" style:font-name-asian="文泉驛等寬微米黑" style:font-size-asian="14pt" style:font-size-complex="14pt"/>
    </style:style>
    <style:style style:name="T7" style:family="text">
      <style:text-properties fo:color="#0000cc" style:font-name="文泉驛等寬微米黑" fo:font-size="16pt" style:font-name-asian="文泉驛等寬微米黑" style:font-size-asian="16pt" style:font-size-complex="16pt"/>
    </style:style>
    <style:style style:name="T8" style:family="text">
      <style:text-properties fo:color="#ff6600" style:font-name="文泉驛等寬微米黑" fo:font-size="16pt" style:font-name-asian="文泉驛等寬微米黑" style:font-size-asian="16pt" style:font-size-complex="16pt"/>
    </style:style>
    <style:style style:name="T9" style:family="text">
      <style:text-properties fo:color="#ff6600"/>
    </style:style>
    <style:style style:name="T10" style:family="text">
      <style:text-properties fo:color="#cc9900"/>
    </style:style>
    <style:style style:name="T11" style:family="text">
      <style:text-properties fo:color="#009900"/>
    </style:style>
    <style:style style:name="T12" style:family="text">
      <style:text-properties fo:color="#0000cc"/>
    </style:style>
    <style:style style:name="T13" style:family="text">
      <style:text-properties fo:color="#cc0066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6600" fo:font-size="24pt" style:font-size-asian="24pt" style:font-size-complex="24pt"/>
    </style:style>
    <style:style style:name="T16" style:family="text">
      <style:text-properties fo:color="#cc9900" fo:font-size="24pt" style:font-size-asian="24pt" style:font-size-complex="24pt"/>
    </style:style>
    <style:style style:name="T17" style:family="text">
      <style:text-properties fo:color="#009900" fo:font-size="24pt" style:font-size-asian="24pt" style:font-size-complex="24pt"/>
    </style:style>
    <style:style style:name="T18" style:family="text">
      <style:text-properties fo:color="#0000cc" fo:font-size="24pt" style:font-size-asian="24pt" style:font-size-complex="24pt"/>
    </style:style>
    <style:style style:name="T19" style:family="text">
      <style:text-properties fo:color="#cc00cc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custom-shape draw:style-name="gr1" draw:text-style-name="P2" draw:layer="layout" svg:width="7cm" svg:height="3.4cm" svg:x="1.001cm" svg:y="0.827cm">
          <text:p text:style-name="P1"><text:span text:style-name="T1">模糊控制器</text:span></text:p>
          <text:p text:style-name="P1"><text:span text:style-name="T2">Fuzzy 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3" xml:id="id2" draw:id="id2" draw:layer="layout" svg:width="4.347cm" svg:height="2.02cm" svg:x="9.414cm" svg:y="6.792cm">
            <text:p text:style-name="P1">控制器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" draw:id="id3" draw:layer="layout" svg:width="4.347cm" svg:height="2.02cm" svg:x="15.931cm" svg:y="6.792cm">
            <text:p text:style-name="P1">受控體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" draw:id="id1" draw:layer="layout" svg:width="0.91cm" svg:height="0.91cm" svg:x="6.566cm" svg:y="7.356cm">
            <text:p text:style-name="P1">一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svg:x1="7.476cm" svg:y1="7.811cm" svg:x2="9.414cm" svg:y2="7.802cm" draw:start-shape="id1" draw:start-glue-point="10" draw:end-shape="id2" draw:end-glue-point="3" svg:d="M7476 7811h969v-9h969" svg:viewBox="0 0 1939 10">
            <text:p/>
          </draw:connector>
          <draw:connector draw:style-name="gr4" draw:text-style-name="P3" draw:layer="layout" svg:x1="13.761cm" svg:y1="7.802cm" svg:x2="15.931cm" svg:y2="7.802cm" draw:start-shape="id2" draw:start-glue-point="1" draw:end-shape="id3" draw:end-glue-point="3" svg:d="M13761 7802h2170" svg:viewBox="0 0 2171 1">
            <text:p/>
          </draw:connector>
          <draw:connector draw:style-name="gr4" draw:text-style-name="P3" draw:layer="layout" svg:x1="4.446cm" svg:y1="7.802cm" svg:x2="6.566cm" svg:y2="7.811cm" draw:end-shape="id1" draw:end-glue-point="6" svg:d="M4446 7802h784v9h1336" svg:viewBox="0 0 2121 10">
            <text:p/>
          </draw:connector>
          <draw:connector draw:style-name="gr4" draw:text-style-name="P3" xml:id="id5" draw:id="id5" draw:layer="layout" svg:x1="20.278cm" svg:y1="7.802cm" svg:x2="23.226cm" svg:y2="7.802cm" draw:start-shape="id3" draw:start-glue-point="1" svg:d="M20278 7802h2948" svg:viewBox="0 0 2949 1">
            <text:p/>
          </draw:connector>
          <draw:line draw:style-name="gr5" draw:text-style-name="P3" xml:id="id4" draw:id="id4" draw:layer="layout" svg:x1="21.753cm" svg:y1="11.56cm" svg:x2="7.022cm" svg:y2="11.56cm">
            <text:p/>
          </draw:line>
          <draw:connector draw:style-name="gr4" draw:text-style-name="P3" draw:layer="layout" svg:x1="7.022cm" svg:y1="11.56cm" svg:x2="7.021cm" svg:y2="8.266cm" draw:start-shape="id4" draw:start-glue-point="3" draw:end-shape="id1" draw:end-glue-point="8" svg:d="M7022 11560v-1620h-1v-1674" svg:viewBox="0 0 2 3295">
            <text:p/>
          </draw:connector>
          <draw:connector draw:style-name="gr6" draw:text-style-name="P3" draw:layer="layout" svg:x1="21.752cm" svg:y1="7.802cm" svg:x2="21.753cm" svg:y2="11.56cm" draw:start-shape="id5" draw:start-glue-point="0" draw:end-shape="id4" draw:end-glue-point="1" svg:d="M21752 7802v1954h1v1804" svg:viewBox="0 0 2 3759">
            <text:p/>
          </draw:connector>
          <draw:frame draw:style-name="gr7" draw:text-style-name="P4" draw:layer="layout" svg:width="2.02cm" svg:height="0.975cm" svg:x="3.8cm" svg:y="6.792cm">
            <draw:text-box>
              <text:p text:style-name="P1">d(k)</text:p>
            </draw:text-box>
          </draw:frame>
          <draw:frame draw:style-name="gr7" draw:text-style-name="P4" draw:layer="layout" svg:width="2.02cm" svg:height="0.975cm" svg:x="22.68cm" svg:y="6.792cm">
            <draw:text-box>
              <text:p text:style-name="P1">y(k)</text:p>
            </draw:text-box>
          </draw:frame>
          <draw:frame draw:style-name="gr7" draw:text-style-name="P4" draw:layer="layout" svg:width="2.02cm" svg:height="0.975cm" svg:x="13.836cm" svg:y="6.792cm">
            <draw:text-box>
              <text:p text:style-name="P1">u(k)</text:p>
            </draw:text-box>
          </draw:frame>
          <draw:frame draw:style-name="gr8" draw:text-style-name="P4" draw:layer="layout" svg:width="5.224cm" svg:height="0.962cm" svg:x="7.476cm" svg:y="5.7cm">
            <draw:text-box>
              <text:p text:style-name="P1">e(k) = d(k) - y(k)</text:p>
            </draw:text-box>
          </draw:frame>
          <draw:frame draw:style-name="gr8" draw:text-style-name="P4" draw:layer="layout" svg:width="5.808cm" svg:height="0.962cm" svg:x="7.294cm" svg:y="9.176cm">
            <draw:text-box>
              <text:p text:style-name="P1">e’(k) = e(k) - e(k-1)</text:p>
            </draw:text-box>
          </draw:frame>
        </draw:g>
        <draw:custom-shape draw:style-name="gr9" draw:text-style-name="P6" draw:layer="layout" svg:width="4.4cm" svg:height="3cm" svg:x="20.7cm" svg:y="15.4cm">
          <text:p text:style-name="P5">k+1：未來</text:p>
          <text:p text:style-name="P5">k：現在</text:p>
          <text:p text:style-name="P5">k-1：過去</text:p>
          <draw:enhanced-geometry svg:viewBox="0 0 21600 21600" draw:type="rectangle" draw:enhanced-path="M 0 0 L 21600 0 21600 21600 0 21600 0 0 Z N"/>
        </draw:custom-shape>
        <draw:g>
          <draw:frame draw:style-name="gr10" draw:text-style-name="P7" draw:layer="layout" svg:width="16cm" svg:height="1.077cm" svg:x="4.2cm" svg:y="17.503cm">
            <draw:text-box>
              <text:p><text:span text:style-name="T3">e’(k)</text:span><text:span text:style-name="T3">：誤差變化量</text:span><text:span text:style-name="T3">(</text:span><text:span text:style-name="T3">微分</text:span><text:span text:style-name="T3">) = e(k)-e(k-1)</text:span></text:p>
            </draw:text-box>
          </draw:frame>
          <draw:frame draw:style-name="gr10" draw:text-style-name="P7" draw:layer="layout" svg:width="6.129cm" svg:height="1.077cm" svg:x="4.2cm" svg:y="14.5cm">
            <draw:text-box>
              <text:p><text:span text:style-name="T3">d(k)</text:span><text:span text:style-name="T3">：目標</text:span></text:p>
            </draw:text-box>
          </draw:frame>
          <draw:frame draw:style-name="gr10" draw:text-style-name="P7" draw:layer="layout" svg:width="6.129cm" svg:height="1.077cm" svg:x="4.2cm" svg:y="15.501cm">
            <draw:text-box>
              <text:p><text:span text:style-name="T3">y(k)</text:span><text:span text:style-name="T3">：輸出</text:span></text:p>
            </draw:text-box>
          </draw:frame>
          <draw:frame draw:style-name="gr10" draw:text-style-name="P7" draw:layer="layout" svg:width="11.013cm" svg:height="1.077cm" svg:x="4.2cm" svg:y="16.502cm">
            <draw:text-box>
              <text:p><text:span text:style-name="T3">e(k)</text:span><text:span text:style-name="T3">：誤差 </text:span><text:span text:style-name="T3">= d(k)-y(k)</text:span></text:p>
            </draw:text-box>
          </draw:frame>
          <draw:frame draw:style-name="gr10" draw:text-style-name="P7" draw:layer="layout" svg:width="11.013cm" svg:height="1.077cm" svg:x="4.2cm" svg:y="18.503cm">
            <draw:text-box>
              <text:p><text:span text:style-name="T3">u(k)</text:span><text:span text:style-name="T3">：輸入</text:span>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draw:custom-shape draw:style-name="gr12" draw:text-style-name="P9" draw:layer="layout" svg:width="9.198cm" svg:height="2.573cm" svg:x="1.002cm" svg:y="0.827cm">
          <text:p text:style-name="P1"><text:span text:style-name="T4">有 </text:span><text:span text:style-name="T4">e(k)</text:span><text:span text:style-name="T4">、</text:span><text:span text:style-name="T4">e’(k) </text:span><text:span text:style-name="T4">兩誤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7.189cm" svg:y1="1.277cm" svg:x2="17.189cm" svg:y2="6.475cm">
          <text:p/>
        </draw:line>
        <draw:line draw:style-name="gr14" draw:text-style-name="P3" draw:layer="layout" svg:x1="16.619cm" svg:y1="5.891cm" svg:x2="25.585cm" svg:y2="5.891cm">
          <text:p/>
        </draw:line>
        <draw:line draw:style-name="gr15" draw:text-style-name="P3" draw:layer="layout" svg:x1="16.619cm" svg:y1="2.642cm" svg:x2="25.585cm" svg:y2="2.642cm">
          <text:p/>
        </draw:line>
        <draw:frame draw:style-name="gr16" draw:text-style-name="P10" draw:layer="layout" svg:width="2.408cm" svg:height="0.911cm" svg:x="14.8cm" svg:y="2.318cm">
          <draw:text-box>
            <text:p><text:span text:style-name="T5">d = 1</text:span></text:p>
          </draw:text-box>
        </draw:frame>
        <draw:frame draw:style-name="gr10" draw:text-style-name="P7" draw:layer="layout" svg:width="0.733cm" svg:height="1.077cm" svg:x="25.667cm" svg:y="5.568cm">
          <draw:text-box>
            <text:p><text:span text:style-name="T3">k</text:span></text:p>
          </draw:text-box>
        </draw:frame>
        <draw:frame draw:style-name="gr17" draw:text-style-name="P10" draw:layer="layout" svg:width="2.583cm" svg:height="0.932cm" svg:x="16.375cm" svg:y="0.501cm">
          <draw:text-box>
            <text:p><text:span text:style-name="T5">y(t)</text:span></text:p>
          </draw:text-box>
        </draw:frame>
        <draw:line draw:style-name="gr13" draw:text-style-name="P3" draw:layer="layout" svg:x1="17.189cm" svg:y1="8.277cm" svg:x2="17.189cm" svg:y2="13.475cm">
          <text:p/>
        </draw:line>
        <draw:line draw:style-name="gr14" draw:text-style-name="P3" draw:layer="layout" svg:x1="16.619cm" svg:y1="12.891cm" svg:x2="25.585cm" svg:y2="12.891cm">
          <text:p/>
        </draw:line>
        <draw:frame draw:style-name="gr10" draw:text-style-name="P7" draw:layer="layout" svg:width="0.733cm" svg:height="1.077cm" svg:x="25.667cm" svg:y="12.568cm">
          <draw:text-box>
            <text:p><text:span text:style-name="T3">k</text:span></text:p>
          </draw:text-box>
        </draw:frame>
        <draw:frame draw:style-name="gr18" draw:text-style-name="P10" draw:layer="layout" svg:width="4.025cm" svg:height="1.571cm" svg:x="13.775cm" svg:y="6.501cm">
          <draw:text-box>
            <text:p><text:span text:style-name="T5">e(k) </text:span></text:p>
            <text:p><text:span text:style-name="T5">= d - y(t)</text:span></text:p>
          </draw:text-box>
        </draw:frame>
        <draw:line draw:style-name="gr13" draw:text-style-name="P3" draw:layer="layout" svg:x1="17.189cm" svg:y1="15.177cm" svg:x2="17.189cm" svg:y2="20.375cm">
          <text:p/>
        </draw:line>
        <draw:line draw:style-name="gr14" draw:text-style-name="P3" draw:layer="layout" svg:x1="16.619cm" svg:y1="17.791cm" svg:x2="25.585cm" svg:y2="17.791cm">
          <text:p/>
        </draw:line>
        <draw:frame draw:style-name="gr10" draw:text-style-name="P7" draw:layer="layout" svg:width="0.733cm" svg:height="1.077cm" svg:x="25.667cm" svg:y="17.468cm">
          <draw:text-box>
            <text:p><text:span text:style-name="T3">k</text:span></text:p>
          </draw:text-box>
        </draw:frame>
        <draw:frame draw:style-name="gr18" draw:text-style-name="P10" draw:layer="layout" svg:width="5.624cm" svg:height="1.571cm" svg:x="12.776cm" svg:y="13.402cm">
          <draw:text-box>
            <text:p><text:span text:style-name="T5">e’(k) </text:span></text:p>
            <text:p><text:span text:style-name="T5">= e(k) * e(k-1)</text:span></text:p>
          </draw:text-box>
        </draw:frame>
        <draw:frame draw:style-name="gr10" draw:text-style-name="P7" draw:layer="layout" svg:width="4.4cm" svg:height="1.077cm" svg:x="3.5cm" svg:y="14.003cm">
          <draw:text-box>
            <text:p><text:span text:style-name="T3">e’(0) = 0</text:span></text:p>
          </draw:text-box>
        </draw:frame>
        <draw:frame draw:style-name="gr10" draw:text-style-name="P7" draw:layer="layout" svg:width="7cm" svg:height="1.077cm" svg:x="3.5cm" svg:y="13.002cm">
          <draw:text-box>
            <text:p><text:span text:style-name="T3">e(0) = 1-0 = 1</text:span></text:p>
          </draw:text-box>
        </draw:frame>
        <draw:line draw:style-name="gr13" draw:text-style-name="P3" draw:layer="layout" svg:x1="3.189cm" svg:y1="5.898cm" svg:x2="3.189cm" svg:y2="11.905cm">
          <text:p/>
        </draw:line>
        <draw:line draw:style-name="gr14" draw:text-style-name="P3" draw:layer="layout" svg:x1="2.619cm" svg:y1="11.23cm" svg:x2="11.585cm" svg:y2="11.23cm">
          <text:p/>
        </draw:line>
        <draw:line draw:style-name="gr15" draw:text-style-name="P3" draw:layer="layout" svg:x1="2.619cm" svg:y1="7.475cm" svg:x2="11.585cm" svg:y2="7.475cm">
          <text:p/>
        </draw:line>
        <draw:frame draw:style-name="gr16" draw:text-style-name="P10" draw:layer="layout" svg:width="2.408cm" svg:height="0.911cm" svg:x="0.8cm" svg:y="7.101cm">
          <draw:text-box>
            <text:p><text:span text:style-name="T5">D = 1</text:span></text:p>
          </draw:text-box>
        </draw:frame>
        <draw:frame draw:style-name="gr10" draw:text-style-name="P7" draw:layer="layout" svg:width="0.733cm" svg:height="1.077cm" svg:x="11.667cm" svg:y="10.857cm">
          <draw:text-box>
            <text:p><text:span text:style-name="T3">k</text:span></text:p>
          </draw:text-box>
        </draw:frame>
        <draw:frame draw:style-name="gr10" draw:text-style-name="P7" draw:layer="layout" svg:width="2.583cm" svg:height="1.077cm" svg:x="2.375cm" svg:y="5.001cm">
          <draw:text-box>
            <text:p><text:span text:style-name="T3">y(t)</text:span></text:p>
          </draw:text-box>
        </draw:frame>
        <draw:frame draw:style-name="gr16" draw:text-style-name="P11" draw:layer="layout" svg:width="3.657cm" svg:height="0.911cm" svg:x="3.371cm" svg:y="11.432cm">
          <draw:text-box>
            <text:p><text:span text:style-name="T6">y(0) = 0</text:span></text:p>
          </draw:text-box>
        </draw:frame>
        <draw:path draw:style-name="gr19" draw:text-style-name="P3" draw:layer="layout" svg:width="2.38cm" svg:height="1.031cm" draw:transform="rotate (0.124441975667196) translate (5.1088698528925cm 6.77147369401851cm)" svg:viewBox="0 0 2381 1032" svg:d="M0 734c1637-1811 2381 298 2381 298">
          <text:p/>
        </draw:path>
        <draw:line draw:style-name="gr20" draw:text-style-name="P3" draw:layer="layout" svg:x1="5.2cm" svg:y1="7.475cm" svg:x2="3.189cm" svg:y2="11.23cm">
          <text:p/>
        </draw:line>
        <draw:path draw:style-name="gr20" draw:text-style-name="P3" draw:layer="layout" svg:width="1.586cm" svg:height="0.683cm" draw:transform="skewX (0.00174532925199434) rotate (3.01802334254859) translate (9.11453549759316cm 8.18942561593176cm)" svg:viewBox="0 0 1587 684" svg:d="M1587 487c-1091-1200-1587 197-1587 197">
          <text:p/>
        </draw:path>
        <draw:path draw:style-name="gr19" draw:text-style-name="P3" draw:layer="layout" svg:width="0.891cm" svg:height="0.348cm" draw:transform="skewX (-0.0265290046303138) rotate (0.111526539202438) translate (9.16580575398114cm 7.25389087101309cm)" svg:viewBox="0 0 892 349" svg:d="M0 248c613-612 892 101 892 101">
          <text:p/>
        </draw:path>
        <draw:path draw:style-name="gr20" draw:text-style-name="P3" draw:layer="layout" svg:width="0.593cm" svg:height="0.232cm" draw:transform="skewX (0.0249582083035189) rotate (3.02797171928496) translate (10.6678072578225cm 7.73081683767311cm)" svg:viewBox="0 0 594 233" svg:d="M594 165c-408-407-594 68-594 68">
          <text:p/>
        </draw:path>
        <draw:path draw:style-name="gr5" draw:text-style-name="P3" draw:layer="layout" svg:width="2.38cm" svg:height="1.031cm" draw:transform="rotate (0.124441975667196) translate (18.8088698528925cm 1.97247369401851cm)" svg:viewBox="0 0 2381 1032" svg:d="M0 734c1637-1811 2381 298 2381 298">
          <text:p/>
        </draw:path>
        <draw:path draw:style-name="gr5" draw:text-style-name="P3" draw:layer="layout" svg:width="1.586cm" svg:height="0.683cm" draw:transform="skewX (0.00174532925199433) rotate (3.01802334254859) translate (22.8145354975932cm 3.39042561593176cm)" svg:viewBox="0 0 1587 684" svg:d="M1587 487c-1091-1200-1587 197-1587 197">
          <text:p/>
        </draw:path>
        <draw:path draw:style-name="gr5" draw:text-style-name="P3" draw:layer="layout" svg:width="0.891cm" svg:height="0.348cm" draw:transform="skewX (-0.0265290046303138) rotate (0.111526539202438) translate (22.8658057539811cm 2.45489087101309cm)" svg:viewBox="0 0 892 349" svg:d="M0 248c613-612 892 101 892 101">
          <text:p/>
        </draw:path>
        <draw:path draw:style-name="gr5" draw:text-style-name="P3" draw:layer="layout" svg:width="0.593cm" svg:height="0.232cm" draw:transform="skewX (0.0249582083035189) rotate (3.02797171928496) translate (24.3678072578225cm 2.9318168376731cm)" svg:viewBox="0 0 594 233" svg:d="M594 165c-408-407-594 68-594 68">
          <text:p/>
        </draw:path>
        <draw:line draw:style-name="gr5" draw:text-style-name="P3" draw:layer="layout" svg:x1="19cm" svg:y1="2.576cm" svg:x2="17.19cm" svg:y2="5.976cm">
          <text:p/>
        </draw:line>
        <draw:path draw:style-name="gr5" draw:text-style-name="P3" draw:layer="layout" svg:width="2.38cm" svg:height="1.031cm" draw:transform="rotate (3.0171506779226) translate (21.1728953726011cm 13.8361132483633cm)" svg:viewBox="0 0 2381 1032" svg:d="M2381 734c-1637-1811-2381 298-2381 298">
          <text:p/>
        </draw:path>
        <draw:path draw:style-name="gr5" draw:text-style-name="P3" draw:layer="layout" svg:width="1.586cm" svg:height="0.683cm" draw:transform="skewX (-0.00174532925199435) rotate (0.123394778115999) translate (21.2402502705791cm 12.3180830151878cm)" svg:viewBox="0 0 1587 684" svg:d="M0 487c1091-1200 1587 197 1587 197">
          <text:p/>
        </draw:path>
        <draw:path draw:style-name="gr5" draw:text-style-name="P3" draw:layer="layout" svg:width="0.89cm" svg:height="0.347cm" draw:transform="skewX (0.0300196631343025) rotate (3.03024064731255) translate (23.7518772516587cm 13.1571544200227cm)" svg:viewBox="0 0 891 348" svg:d="M891 248c-615-612-891 100-891 100">
          <text:p/>
        </draw:path>
        <draw:path draw:style-name="gr5" draw:text-style-name="P3" draw:layer="layout" svg:width="0.593cm" svg:height="0.232cm" draw:transform="skewX (-0.0249582083035189) rotate (0.113620934304831) translate (23.7782070224664cm 12.6485779787737cm)" svg:viewBox="0 0 594 233" svg:d="M0 165c409-407 594 68 594 68">
          <text:p/>
        </draw:path>
        <draw:line draw:style-name="gr5" draw:text-style-name="P3" draw:layer="layout" svg:x1="17.19cm" svg:y1="9.576cm" svg:x2="19cm" svg:y2="12.976cm">
          <text:p/>
        </draw:line>
        <draw:line draw:style-name="gr21" draw:text-style-name="P3" draw:layer="layout" svg:x1="19cm" svg:y1="2.642cm" svg:x2="19cm" svg:y2="20.342cm">
          <text:p/>
        </draw:line>
        <draw:line draw:style-name="gr21" draw:text-style-name="P3" draw:layer="layout" svg:x1="21.2cm" svg:y1="2.642cm" svg:x2="21.2cm" svg:y2="20.342cm">
          <text:p/>
        </draw:line>
        <draw:line draw:style-name="gr21" draw:text-style-name="P3" draw:layer="layout" svg:x1="22.9cm" svg:y1="2.642cm" svg:x2="22.9cm" svg:y2="20.342cm">
          <text:p/>
        </draw:line>
        <draw:line draw:style-name="gr21" draw:text-style-name="P3" draw:layer="layout" svg:x1="23.8cm" svg:y1="2.642cm" svg:x2="23.8cm" svg:y2="20.342cm">
          <text:p/>
        </draw:line>
        <draw:custom-shape draw:style-name="gr22" draw:text-style-name="P12" draw:layer="layout" svg:width="0.2cm" svg:height="0.2cm" svg:x="18.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2cm" svg:height="0.2cm" svg:x="21.1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2cm" svg:height="0.2cm" svg:x="22.80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2cm" svg:height="0.2cm" svg:x="17.10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2cm" svg:height="0.2cm" svg:x="17.10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2cm" svg:height="0.2cm" svg:x="18.901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2cm" svg:height="0.2cm" svg:x="21.10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2cm" svg:height="0.2cm" svg:x="22.803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4cm" svg:height="0.962cm" svg:x="16.6cm" svg:y="5.7cm">
          <draw:text-box>
            <text:p>a</text:p>
          </draw:text-box>
        </draw:frame>
        <draw:frame draw:style-name="gr8" draw:text-style-name="P13" draw:layer="layout" svg:width="0.4cm" svg:height="0.962cm" svg:x="18.452cm" svg:y="1.7cm">
          <draw:text-box>
            <text:p>b</text:p>
          </draw:text-box>
        </draw:frame>
        <draw:frame draw:style-name="gr8" draw:text-style-name="P13" draw:layer="layout" svg:width="0.4cm" svg:height="0.962cm" svg:x="19.791cm" svg:y="0.7cm">
          <draw:text-box>
            <text:p>c</text:p>
          </draw:text-box>
        </draw:frame>
        <draw:frame draw:style-name="gr8" draw:text-style-name="P13" draw:layer="layout" svg:width="0.4cm" svg:height="0.962cm" svg:x="21.117cm" svg:y="1.7cm">
          <draw:text-box>
            <text:p>d</text:p>
          </draw:text-box>
        </draw:frame>
        <draw:line draw:style-name="gr21" draw:text-style-name="P3" draw:layer="layout" svg:x1="22.1cm" svg:y1="3.301cm" svg:x2="22.1cm" svg:y2="20.342cm">
          <text:p/>
        </draw:line>
        <draw:custom-shape draw:style-name="gr22" draw:text-style-name="P12" draw:layer="layout" svg:width="0.2cm" svg:height="0.2cm" svg:x="22.00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20.1cm" svg:y1="1.842cm" svg:x2="20.1cm" svg:y2="20.342cm">
          <text:p/>
        </draw:line>
        <draw:custom-shape draw:style-name="gr22" draw:text-style-name="P12" draw:layer="layout" svg:width="0.2cm" svg:height="0.2cm" svg:x="20.00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4cm" svg:height="0.962cm" svg:x="22.149cm" svg:y="3.1cm">
          <draw:text-box>
            <text:p>e</text:p>
          </draw:text-box>
        </draw:frame>
        <draw:frame draw:style-name="gr8" draw:text-style-name="P13" draw:layer="layout" svg:width="0.4cm" svg:height="0.962cm" svg:x="22.387cm" svg:y="1.7cm">
          <draw:text-box>
            <text:p>f</text:p>
          </draw:text-box>
        </draw:frame>
        <draw:custom-shape draw:style-name="gr22" draw:text-style-name="P12" draw:layer="layout" svg:width="0.2cm" svg:height="0.2cm" svg:x="20.002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2cm" svg:height="0.2cm" svg:x="22.0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4cm" svg:height="0.962cm" svg:x="22.187cm" svg:y="11.4cm">
          <draw:text-box>
            <text:p>e</text:p>
          </draw:text-box>
        </draw:frame>
        <draw:frame draw:style-name="gr8" draw:text-style-name="P13" draw:layer="layout" svg:width="0.4cm" svg:height="0.962cm" svg:x="22.387cm" svg:y="13cm">
          <draw:text-box>
            <text:p>f</text:p>
          </draw:text-box>
        </draw:frame>
        <draw:frame draw:style-name="gr8" draw:text-style-name="P13" draw:layer="layout" svg:width="0.4cm" svg:height="0.962cm" svg:x="21.149cm" svg:y="13cm">
          <draw:text-box>
            <text:p>d</text:p>
          </draw:text-box>
        </draw:frame>
        <draw:frame draw:style-name="gr8" draw:text-style-name="P13" draw:layer="layout" svg:width="0.4cm" svg:height="0.962cm" svg:x="19.517cm" svg:y="13.7cm">
          <draw:text-box>
            <text:p>c</text:p>
          </draw:text-box>
        </draw:frame>
        <draw:frame draw:style-name="gr8" draw:text-style-name="P13" draw:layer="layout" svg:width="0.4cm" svg:height="0.962cm" svg:x="18.291cm" svg:y="12.9cm">
          <draw:text-box>
            <text:p>b</text:p>
          </draw:text-box>
        </draw:frame>
        <draw:path draw:style-name="gr5" draw:text-style-name="P3" draw:layer="layout" svg:width="2.904cm" svg:height="2.205cm" draw:transform="skewX (-0.14782938764392) rotate (-3.12815361834944) translate (20.4518234612574cm 19.9536561291286cm)" svg:viewBox="0 0 2905 2206" svg:d="M2905 2206c-1591-4941-2905-39-2905-39">
          <text:p/>
        </draw:path>
        <draw:path draw:style-name="gr5" draw:text-style-name="P3" draw:layer="layout" svg:width="2.006cm" svg:height="1.648cm" draw:transform="skewX (0.103498024643264) rotate (-0.011519173063163) translate (20.290267995356cm 16.1440442176043cm)" svg:viewBox="0 0 2007 1649" svg:d="M0 1649c1090-3697 2007-23 2007-23">
          <text:p/>
        </draw:path>
        <draw:path draw:style-name="gr5" draw:text-style-name="P3" draw:layer="layout" svg:width="1.685cm" svg:height="0.707cm" draw:transform="skewX (0.00488692190558415) rotate (3.02203759982818) translate (23.7121684464834cm 18.414156193785cm)" svg:viewBox="0 0 1686 708" svg:d="M1686 505c-1154-1244-1686 203-1686 203">
          <text:p/>
        </draw:path>
        <draw:custom-shape draw:style-name="gr22" draw:text-style-name="P12" draw:layer="layout" svg:width="0.2cm" svg:height="0.2cm" svg:x="18.928cm" svg:y="1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4cm" svg:height="0.962cm" svg:x="18.318cm" svg:y="19.973cm">
          <draw:text-box>
            <text:p>b</text:p>
          </draw:text-box>
        </draw:frame>
        <draw:custom-shape draw:style-name="gr22" draw:text-style-name="P12" draw:layer="layout" svg:width="0.2cm" svg:height="0.2cm" svg:x="19.955cm" svg:y="1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4cm" svg:height="0.962cm" svg:x="19.345cm" svg:y="17.746cm">
          <draw:text-box>
            <text:p>c</text:p>
          </draw:text-box>
        </draw:frame>
        <draw:custom-shape draw:style-name="gr22" draw:text-style-name="P12" draw:layer="layout" svg:width="0.2cm" svg:height="0.2cm" svg:x="21.155cm" svg:y="16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4cm" svg:height="0.962cm" svg:x="20.545cm" svg:y="15.146cm">
          <draw:text-box>
            <text:p>d</text:p>
          </draw:text-box>
        </draw:frame>
        <draw:custom-shape draw:style-name="gr22" draw:text-style-name="P12" draw:layer="layout" svg:width="0.2cm" svg:height="0.2cm" svg:x="22cm" svg:y="17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0.4cm" svg:height="0.962cm" svg:x="21.477cm" svg:y="17.746cm">
          <draw:text-box>
            <text:p>e</text:p>
          </draw:text-box>
        </draw:frame>
        <draw:frame draw:style-name="gr8" draw:text-style-name="P13" draw:layer="layout" svg:width="0.4cm" svg:height="0.962cm" svg:x="22.987cm" svg:y="18.3cm">
          <draw:text-box>
            <text:p>f</text:p>
          </draw:text-box>
        </draw:frame>
        <draw:custom-shape draw:style-name="gr22" draw:text-style-name="P12" draw:layer="layout" svg:width="0.2cm" svg:height="0.2cm" svg:x="22.803cm" svg:y="1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3.3cm" svg:height="0.911cm" svg:x="4.5cm" svg:y="9.004cm">
          <draw:text-box>
            <text:p><text:span text:style-name="T7">e(k) &gt; 0</text:span></text:p>
          </draw:text-box>
        </draw:frame>
        <draw:frame draw:style-name="gr16" draw:text-style-name="P15" draw:layer="layout" svg:width="3.3cm" svg:height="0.911cm" svg:x="7.5cm" svg:y="6.005cm">
          <draw:text-box>
            <text:p><text:span text:style-name="T8">e(k) &lt; 0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0">
        <draw:line draw:style-name="gr23" draw:text-style-name="P3" draw:layer="layout" svg:x1="0.927cm" svg:y1="10.482cm" svg:x2="13.7cm" svg:y2="10.482cm">
          <text:p/>
        </draw:line>
        <draw:line draw:style-name="gr23" draw:text-style-name="P3" draw:layer="layout" svg:x1="3.297cm" svg:y1="10.1cm" svg:x2="3.297cm" svg:y2="10.865cm">
          <text:p/>
        </draw:line>
        <draw:line draw:style-name="gr23" draw:text-style-name="P3" draw:layer="layout" svg:x1="5.272cm" svg:y1="10.1cm" svg:x2="5.272cm" svg:y2="10.865cm">
          <text:p/>
        </draw:line>
        <draw:line draw:style-name="gr23" draw:text-style-name="P3" draw:layer="layout" svg:x1="7.248cm" svg:y1="10.1cm" svg:x2="7.248cm" svg:y2="10.865cm">
          <text:p/>
        </draw:line>
        <draw:line draw:style-name="gr23" draw:text-style-name="P3" draw:layer="layout" svg:x1="9.223cm" svg:y1="10.1cm" svg:x2="9.223cm" svg:y2="10.865cm">
          <text:p/>
        </draw:line>
        <draw:line draw:style-name="gr23" draw:text-style-name="P3" draw:layer="layout" svg:x1="11.198cm" svg:y1="10.1cm" svg:x2="11.198cm" svg:y2="10.865cm">
          <text:p/>
        </draw:line>
        <draw:frame draw:style-name="gr24" draw:text-style-name="P4" draw:layer="layout" svg:width="1.224cm" svg:height="0.962cm" svg:x="2.6cm" svg:y="10.864cm">
          <draw:text-box>
            <text:p text:style-name="P1">-1</text:p>
          </draw:text-box>
        </draw:frame>
        <draw:frame draw:style-name="gr24" draw:text-style-name="P4" draw:layer="layout" svg:width="1.769cm" svg:height="0.962cm" svg:x="4.231cm" svg:y="10.864cm">
          <draw:text-box>
            <text:p text:style-name="P1">-0.5</text:p>
          </draw:text-box>
        </draw:frame>
        <draw:frame draw:style-name="gr24" draw:text-style-name="P4" draw:layer="layout" svg:width="1.054cm" svg:height="0.962cm" svg:x="6.721cm" svg:y="10.864cm">
          <draw:text-box>
            <text:p text:style-name="P1">0</text:p>
          </draw:text-box>
        </draw:frame>
        <draw:frame draw:style-name="gr24" draw:text-style-name="P4" draw:layer="layout" svg:width="1.449cm" svg:height="0.962cm" svg:x="8.301cm" svg:y="10.864cm">
          <draw:text-box>
            <text:p text:style-name="P1">0.5</text:p>
          </draw:text-box>
        </draw:frame>
        <draw:frame draw:style-name="gr24" draw:text-style-name="P4" draw:layer="layout" svg:width="1.054cm" svg:height="0.962cm" svg:x="10.671cm" svg:y="10.864cm">
          <draw:text-box>
            <text:p text:style-name="P1">1</text:p>
          </draw:text-box>
        </draw:frame>
        <draw:frame draw:style-name="gr25" draw:text-style-name="P16" draw:layer="layout" svg:width="1.46cm" svg:height="1.673cm" svg:x="2.771cm" svg:y="3.6cm">
          <draw:text-box>
            <text:p text:style-name="P1"><text:span text:style-name="T9">NB</text:span></text:p>
          </draw:text-box>
        </draw:frame>
        <draw:frame draw:style-name="gr24" draw:text-style-name="P17" draw:layer="layout" svg:width="1.454cm" svg:height="0.962cm" svg:x="4.746cm" svg:y="3.6cm">
          <draw:text-box>
            <text:p text:style-name="P1"><text:span text:style-name="T10">NS</text:span></text:p>
          </draw:text-box>
        </draw:frame>
        <draw:frame draw:style-name="gr25" draw:text-style-name="P18" draw:layer="layout" svg:width="1.393cm" svg:height="1.673cm" svg:x="6.722cm" svg:y="3.6cm">
          <draw:text-box>
            <text:p text:style-name="P1"><text:span text:style-name="T11">ZR</text:span></text:p>
          </draw:text-box>
        </draw:frame>
        <draw:frame draw:style-name="gr24" draw:text-style-name="P19" draw:layer="layout" svg:width="1.504cm" svg:height="0.962cm" svg:x="8.696cm" svg:y="3.6cm">
          <draw:text-box>
            <text:p text:style-name="P1"><text:span text:style-name="T12">PS</text:span></text:p>
          </draw:text-box>
        </draw:frame>
        <draw:frame draw:style-name="gr24" draw:text-style-name="P20" draw:layer="layout" svg:width="1.528cm" svg:height="0.962cm" svg:x="10.672cm" svg:y="3.6cm">
          <draw:text-box>
            <text:p text:style-name="P1"><text:span text:style-name="T13">PB</text:span></text:p>
          </draw:text-box>
        </draw:frame>
        <draw:custom-shape draw:style-name="gr22" draw:text-style-name="P21" draw:layer="layout" svg:width="0.132cm" svg:height="0.153cm" svg:x="3.232cm" svg:y="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133cm" svg:height="0.153cm" svg:x="5.207cm" svg:y="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132cm" svg:height="0.153cm" svg:x="7.183cm" svg:y="4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132cm" svg:height="0.153cm" svg:x="9.159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131cm" svg:height="0.153cm" svg:x="9.16cm" svg:y="4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132cm" svg:height="0.153cm" svg:x="11.135cm" svg:y="4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131cm" svg:height="0.153cm" svg:x="3.233cm" svg:y="10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132cm" svg:height="0.153cm" svg:x="5.20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132cm" svg:height="0.153cm" svg:x="7.184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131cm" svg:height="0.153cm" svg:x="9.161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132cm" svg:height="0.153cm" svg:x="11.136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xml:id="id6" draw:id="id6" draw:layer="layout" draw:type="line" svg:x1="3.297cm" svg:y1="4.671cm" svg:x2="5.274cm" svg:y2="10.407cm" svg:d="M3297 4671l1977 5736" svg:viewBox="0 0 1978 5737">
          <text:p/>
        </draw:connector>
        <draw:connector draw:style-name="gr26" draw:text-style-name="P3" draw:layer="layout" draw:type="line" svg:x1="5.272cm" svg:y1="4.671cm" svg:x2="7.249cm" svg:y2="10.407cm" svg:d="M5272 4671l1977 5736" svg:viewBox="0 0 1978 5737">
          <text:p/>
        </draw:connector>
        <draw:connector draw:style-name="gr27" draw:text-style-name="P3" draw:layer="layout" draw:type="line" svg:x1="7.247cm" svg:y1="4.671cm" svg:x2="9.224cm" svg:y2="10.407cm" svg:d="M7247 4671l1977 5736" svg:viewBox="0 0 1978 5737">
          <text:p/>
        </draw:connector>
        <draw:connector draw:style-name="gr20" draw:text-style-name="P3" draw:layer="layout" draw:type="line" svg:x1="9.223cm" svg:y1="4.671cm" svg:x2="11.199cm" svg:y2="10.407cm" svg:d="M9223 4671l1976 5736" svg:viewBox="0 0 1977 5737">
          <text:p/>
        </draw:connector>
        <draw:connector draw:style-name="gr28" draw:text-style-name="P3" draw:layer="layout" draw:type="line" svg:x1="11.198cm" svg:y1="4.671cm" svg:x2="13.303cm" svg:y2="4.69cm" svg:d="M11198 4671l2105 19" svg:viewBox="0 0 2106 20">
          <text:p/>
        </draw:connector>
        <draw:connector draw:style-name="gr19" draw:text-style-name="P3" draw:layer="layout" draw:type="line" svg:x1="3.297cm" svg:y1="4.671cm" svg:x2="1.114cm" svg:y2="4.669cm" draw:start-shape="id6" draw:start-glue-point="2" svg:d="M3297 4671l-2183-2" svg:viewBox="0 0 2184 3">
          <text:p/>
        </draw:connector>
        <draw:connector draw:style-name="gr26" draw:text-style-name="P3" draw:layer="layout" draw:type="line" svg:x1="5.272cm" svg:y1="4.671cm" svg:x2="3.344cm" svg:y2="10.429cm" svg:d="M5272 4671l-1928 5758" svg:viewBox="0 0 1929 5759">
          <text:p/>
        </draw:connector>
        <draw:connector draw:style-name="gr27" draw:text-style-name="P3" draw:layer="layout" draw:type="line" svg:x1="7.247cm" svg:y1="4.671cm" svg:x2="5.32cm" svg:y2="10.429cm" svg:d="M7247 4671l-1927 5758" svg:viewBox="0 0 1928 5759">
          <text:p/>
        </draw:connector>
        <draw:connector draw:style-name="gr20" draw:text-style-name="P3" draw:layer="layout" draw:type="line" svg:x1="9.223cm" svg:y1="4.671cm" svg:x2="7.295cm" svg:y2="10.429cm" svg:d="M9223 4671l-1928 5758" svg:viewBox="0 0 1929 5759">
          <text:p/>
        </draw:connector>
        <draw:connector draw:style-name="gr28" draw:text-style-name="P3" draw:layer="layout" draw:type="line" svg:x1="11.198cm" svg:y1="4.671cm" svg:x2="9.27cm" svg:y2="10.429cm" svg:d="M11198 4671l-1928 5758" svg:viewBox="0 0 1929 5759">
          <text:p/>
        </draw:connector>
        <draw:frame draw:style-name="gr29" draw:text-style-name="P22" draw:layer="layout" svg:width="4.4cm" svg:height="3.956cm" svg:x="23cm" svg:y="0.826cm">
          <draw:text-box>
            <text:p text:style-name="P5">NB：負的大</text:p>
            <text:p text:style-name="P5">NS：負的小</text:p>
            <text:p text:style-name="P5">ZR：零</text:p>
            <text:p text:style-name="P5">PS：正的小</text:p>
            <text:p text:style-name="P5">PB：正的大</text:p>
          </draw:text-box>
        </draw:frame>
        <draw:frame draw:style-name="gr30" draw:text-style-name="P23" draw:layer="layout" svg:width="5.6cm" svg:height="1.242cm" svg:x="5.4cm" svg:y="1.4cm">
          <draw:text-box>
            <text:p><text:span text:style-name="T14">e(k)</text:span><text:span text:style-name="T14">、 </text:span><text:span text:style-name="T14">e’(k)</text:span></text:p>
          </draw:text-box>
        </draw:frame>
        <draw:line draw:style-name="gr31" draw:text-style-name="P3" draw:layer="layout" svg:x1="0.928cm" svg:y1="19.282cm" svg:x2="13.701cm" svg:y2="19.282cm">
          <text:p/>
        </draw:line>
        <draw:line draw:style-name="gr23" draw:text-style-name="P3" draw:layer="layout" svg:x1="3.298cm" svg:y1="19.122cm" svg:x2="3.298cm" svg:y2="19.788cm">
          <text:p/>
        </draw:line>
        <draw:line draw:style-name="gr23" draw:text-style-name="P3" draw:layer="layout" svg:x1="5.273cm" svg:y1="19.122cm" svg:x2="5.273cm" svg:y2="19.788cm">
          <text:p/>
        </draw:line>
        <draw:line draw:style-name="gr23" draw:text-style-name="P3" draw:layer="layout" svg:x1="7.249cm" svg:y1="19.122cm" svg:x2="7.249cm" svg:y2="19.788cm">
          <text:p/>
        </draw:line>
        <draw:line draw:style-name="gr23" draw:text-style-name="P3" draw:layer="layout" svg:x1="9.224cm" svg:y1="19.122cm" svg:x2="9.224cm" svg:y2="19.788cm">
          <text:p/>
        </draw:line>
        <draw:line draw:style-name="gr23" draw:text-style-name="P3" draw:layer="layout" svg:x1="11.199cm" svg:y1="19.122cm" svg:x2="11.199cm" svg:y2="19.788cm">
          <text:p/>
        </draw:line>
        <draw:frame draw:style-name="gr24" draw:text-style-name="P4" draw:layer="layout" svg:width="1.425cm" svg:height="0.962cm" svg:x="2.4cm" svg:y="19.788cm">
          <draw:text-box>
            <text:p text:style-name="P1">-10</text:p>
          </draw:text-box>
        </draw:frame>
        <draw:frame draw:style-name="gr24" draw:text-style-name="P4" draw:layer="layout" svg:width="1.769cm" svg:height="0.962cm" svg:x="4.232cm" svg:y="19.788cm">
          <draw:text-box>
            <text:p text:style-name="P1">-5</text:p>
          </draw:text-box>
        </draw:frame>
        <draw:frame draw:style-name="gr24" draw:text-style-name="P4" draw:layer="layout" svg:width="1.054cm" svg:height="0.962cm" svg:x="6.722cm" svg:y="19.788cm">
          <draw:text-box>
            <text:p text:style-name="P1">0</text:p>
          </draw:text-box>
        </draw:frame>
        <draw:frame draw:style-name="gr24" draw:text-style-name="P4" draw:layer="layout" svg:width="1.449cm" svg:height="0.962cm" svg:x="8.302cm" svg:y="19.788cm">
          <draw:text-box>
            <text:p text:style-name="P1">5</text:p>
          </draw:text-box>
        </draw:frame>
        <draw:frame draw:style-name="gr24" draw:text-style-name="P4" draw:layer="layout" svg:width="1.328cm" svg:height="0.962cm" svg:x="10.672cm" svg:y="19.788cm">
          <draw:text-box>
            <text:p text:style-name="P1">10</text:p>
          </draw:text-box>
        </draw:frame>
        <draw:connector draw:style-name="gr19" draw:text-style-name="P3" draw:layer="layout" draw:type="line" svg:x1="3.3cm" svg:y1="15.2cm" svg:x2="3.32cm" svg:y2="19.558cm" svg:d="M3300 15200l20 4358" svg:viewBox="0 0 21 4359">
          <text:p/>
        </draw:connector>
        <draw:connector draw:style-name="gr26" draw:text-style-name="P3" draw:layer="layout" draw:type="line" svg:x1="5.28cm" svg:y1="15.2cm" svg:x2="5.25cm" svg:y2="19.558cm" svg:d="M5280 15200l-30 4358" svg:viewBox="0 0 31 4359">
          <text:p/>
        </draw:connector>
        <draw:connector draw:style-name="gr27" draw:text-style-name="P3" draw:layer="layout" draw:type="line" svg:x1="7.285cm" svg:y1="15.2cm" svg:x2="7.225cm" svg:y2="19.558cm" svg:d="M7285 15200l-60 4358" svg:viewBox="0 0 61 4359">
          <text:p/>
        </draw:connector>
        <draw:connector draw:style-name="gr20" draw:text-style-name="P3" draw:layer="layout" draw:type="line" svg:x1="9.23cm" svg:y1="15.2cm" svg:x2="9.199cm" svg:y2="19.558cm" svg:d="M9230 15200l-31 4358" svg:viewBox="0 0 32 4359">
          <text:p/>
        </draw:connector>
        <draw:connector draw:style-name="gr28" draw:text-style-name="P3" draw:layer="layout" draw:type="line" svg:x1="11.25cm" svg:y1="15.209cm" svg:x2="11.17cm" svg:y2="19.566cm" svg:d="M11250 15209l-80 4357" svg:viewBox="0 0 81 4358">
          <text:p/>
        </draw:connector>
        <draw:custom-shape draw:style-name="gr32" draw:text-style-name="P9" draw:layer="layout" svg:width="4.397cm" svg:height="1.6cm" svg:x="0.702cm" svg:y="12.3cm">
          <text:p text:style-name="P1"><text:span text:style-name="T4">單擊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1.328cm" svg:height="0.962cm" svg:x="13.372cm" svg:y="18.48cm">
          <draw:text-box>
            <text:p text:style-name="P1">V</text:p>
          </draw:text-box>
        </draw:frame>
        <draw:g>
          <draw:frame draw:style-name="gr8" draw:text-style-name="P24" draw:layer="layout" svg:width="1.8cm" svg:height="0.962cm" svg:x="15.327cm" svg:y="7.4cm">
            <draw:text-box>
              <text:p text:style-name="P1"><text:span text:style-name="T2">e(k)</text:span></text:p>
            </draw:text-box>
          </draw:frame>
          <draw:line draw:style-name="gr23" draw:text-style-name="P3" draw:layer="layout" svg:x1="17.028cm" svg:y1="7.843cm" svg:x2="17.028cm" svg:y2="7.843cm">
            <text:p/>
          </draw:line>
          <draw:line draw:style-name="gr23" draw:text-style-name="P3" draw:layer="layout" svg:x1="19.029cm" svg:y1="16.165cm" svg:x2="19.029cm" svg:y2="7.843cm">
            <text:p/>
          </draw:line>
          <draw:line draw:style-name="gr23" draw:text-style-name="P3" draw:layer="layout" svg:x1="21.03cm" svg:y1="16.165cm" svg:x2="21.11cm" svg:y2="7.843cm">
            <text:p/>
          </draw:line>
          <draw:line draw:style-name="gr23" draw:text-style-name="P3" draw:layer="layout" svg:x1="23.031cm" svg:y1="16.165cm" svg:x2="23.111cm" svg:y2="7.843cm">
            <text:p/>
          </draw:line>
          <draw:line draw:style-name="gr23" draw:text-style-name="P3" draw:layer="layout" svg:x1="25.031cm" svg:y1="16.165cm" svg:x2="25.111cm" svg:y2="7.843cm">
            <text:p/>
          </draw:line>
          <draw:line draw:style-name="gr23" draw:text-style-name="P3" draw:layer="layout" svg:x1="27.031cm" svg:y1="16.165cm" svg:x2="27.081cm" svg:y2="7.843cm">
            <text:p/>
          </draw:line>
          <draw:line draw:style-name="gr23" draw:text-style-name="P3" draw:layer="layout" svg:x1="14.727cm" svg:y1="9.272cm" svg:x2="27.13cm" svg:y2="9.272cm">
            <text:p/>
          </draw:line>
          <draw:line draw:style-name="gr23" draw:text-style-name="P3" draw:layer="layout" svg:x1="17.127cm" svg:y1="9.272cm" svg:x2="14.927cm" svg:y2="7.759cm">
            <text:p/>
          </draw:line>
          <draw:frame draw:style-name="gr33" draw:text-style-name="P25" draw:layer="layout" svg:width="1.8cm" svg:height="1.195cm" svg:x="15.027cm" svg:y="9.347cm">
            <draw:text-box>
              <text:p text:style-name="P1"><text:span text:style-name="T14">NB</text:span></text:p>
            </draw:text-box>
          </draw:frame>
          <draw:frame draw:style-name="gr33" draw:text-style-name="P25" draw:layer="layout" svg:width="1.8cm" svg:height="1.195cm" svg:x="15.027cm" svg:y="10.721cm">
            <draw:text-box>
              <text:p text:style-name="P1"><text:span text:style-name="T14">NS</text:span></text:p>
            </draw:text-box>
          </draw:frame>
          <draw:frame draw:style-name="gr33" draw:text-style-name="P25" draw:layer="layout" svg:width="1.8cm" svg:height="1.195cm" svg:x="15.027cm" svg:y="12.095cm">
            <draw:text-box>
              <text:p text:style-name="P1"><text:span text:style-name="T14">ZR</text:span></text:p>
            </draw:text-box>
          </draw:frame>
          <draw:frame draw:style-name="gr33" draw:text-style-name="P25" draw:layer="layout" svg:width="1.8cm" svg:height="1.195cm" svg:x="15.027cm" svg:y="13.469cm">
            <draw:text-box>
              <text:p text:style-name="P1"><text:span text:style-name="T14">PS</text:span></text:p>
            </draw:text-box>
          </draw:frame>
          <draw:frame draw:style-name="gr33" draw:text-style-name="P25" draw:layer="layout" svg:width="1.8cm" svg:height="1.195cm" svg:x="15.027cm" svg:y="14.843cm">
            <draw:text-box>
              <text:p text:style-name="P1"><text:span text:style-name="T14">PB</text:span></text:p>
            </draw:text-box>
          </draw:frame>
          <draw:frame draw:style-name="gr33" draw:text-style-name="P25" draw:layer="layout" svg:width="1.8cm" svg:height="1.195cm" svg:x="17.127cm" svg:y="8.095cm">
            <draw:text-box>
              <text:p text:style-name="P1"><text:span text:style-name="T14">NB</text:span></text:p>
            </draw:text-box>
          </draw:frame>
          <draw:frame draw:style-name="gr33" draw:text-style-name="P25" draw:layer="layout" svg:width="1.8cm" svg:height="1.195cm" svg:x="19.127cm" svg:y="8.095cm">
            <draw:text-box>
              <text:p text:style-name="P1"><text:span text:style-name="T14">NS</text:span></text:p>
            </draw:text-box>
          </draw:frame>
          <draw:frame draw:style-name="gr33" draw:text-style-name="P25" draw:layer="layout" svg:width="1.8cm" svg:height="1.195cm" svg:x="21.227cm" svg:y="8.095cm">
            <draw:text-box>
              <text:p text:style-name="P1"><text:span text:style-name="T14">ZR</text:span></text:p>
            </draw:text-box>
          </draw:frame>
          <draw:frame draw:style-name="gr33" draw:text-style-name="P25" draw:layer="layout" svg:width="1.8cm" svg:height="1.195cm" svg:x="23.227cm" svg:y="8.095cm">
            <draw:text-box>
              <text:p text:style-name="P1"><text:span text:style-name="T14">PS</text:span></text:p>
            </draw:text-box>
          </draw:frame>
          <draw:frame draw:style-name="gr33" draw:text-style-name="P25" draw:layer="layout" svg:width="1.8cm" svg:height="1.195cm" svg:x="25.227cm" svg:y="8.095cm">
            <draw:text-box>
              <text:p text:style-name="P1"><text:span text:style-name="T14">PB</text:span></text:p>
            </draw:text-box>
          </draw:frame>
          <draw:line draw:style-name="gr23" draw:text-style-name="P3" draw:layer="layout" svg:x1="14.728cm" svg:y1="10.646cm" svg:x2="27.131cm" svg:y2="10.646cm">
            <text:p/>
          </draw:line>
          <draw:line draw:style-name="gr23" draw:text-style-name="P3" draw:layer="layout" svg:x1="14.729cm" svg:y1="12.02cm" svg:x2="27.132cm" svg:y2="12.02cm">
            <text:p/>
          </draw:line>
          <draw:line draw:style-name="gr23" draw:text-style-name="P3" draw:layer="layout" svg:x1="14.73cm" svg:y1="13.394cm" svg:x2="27.133cm" svg:y2="13.394cm">
            <text:p/>
          </draw:line>
          <draw:line draw:style-name="gr23" draw:text-style-name="P3" draw:layer="layout" svg:x1="14.631cm" svg:y1="14.768cm" svg:x2="27.034cm" svg:y2="14.768cm">
            <text:p/>
          </draw:line>
          <draw:line draw:style-name="gr23" draw:text-style-name="P3" draw:layer="layout" svg:x1="14.632cm" svg:y1="16.142cm" svg:x2="27.035cm" svg:y2="16.142cm">
            <text:p/>
          </draw:line>
          <draw:frame draw:style-name="gr8" draw:text-style-name="P24" draw:layer="layout" svg:width="1.8cm" svg:height="0.962cm" svg:x="14.327cm" svg:y="8.325cm">
            <draw:text-box>
              <text:p text:style-name="P1"><text:span text:style-name="T2">e’(k)</text:span></text:p>
            </draw:text-box>
          </draw:frame>
          <draw:frame draw:style-name="gr8" draw:text-style-name="P24" draw:layer="layout" svg:width="1.8cm" svg:height="0.962cm" svg:x="15.327cm" svg:y="7.4cm">
            <draw:text-box>
              <text:p text:style-name="P1"><text:span text:style-name="T2">e(k)</text:span></text:p>
            </draw:text-box>
          </draw:frame>
          <draw:frame draw:style-name="gr8" draw:text-style-name="P24" draw:layer="layout" svg:width="1.8cm" svg:height="0.962cm" svg:x="15.327cm" svg:y="7.4cm">
            <draw:text-box>
              <text:p text:style-name="P1"><text:span text:style-name="T2">e(k)</text:span></text:p>
            </draw:text-box>
          </draw:frame>
          <draw:line draw:style-name="gr23" draw:text-style-name="P3" draw:layer="layout" svg:x1="17.029cm" svg:y1="16.165cm" svg:x2="17.029cm" svg:y2="7.843cm">
            <text:p/>
          </draw:line>
          <draw:frame draw:style-name="gr33" draw:text-style-name="P26" draw:layer="layout" svg:width="1.8cm" svg:height="1.195cm" svg:x="17.127cm" svg:y="9.348cm">
            <draw:text-box>
              <text:p text:style-name="P1"><text:span text:style-name="T15">NB</text:span></text:p>
            </draw:text-box>
          </draw:frame>
          <draw:frame draw:style-name="gr33" draw:text-style-name="P26" draw:layer="layout" svg:width="1.8cm" svg:height="1.195cm" svg:x="19.127cm" svg:y="9.349cm">
            <draw:text-box>
              <text:p text:style-name="P1"><text:span text:style-name="T15">NB</text:span></text:p>
            </draw:text-box>
          </draw:frame>
          <draw:frame draw:style-name="gr33" draw:text-style-name="P26" draw:layer="layout" svg:width="1.8cm" svg:height="1.195cm" svg:x="21.227cm" svg:y="9.35cm">
            <draw:text-box>
              <text:p text:style-name="P1"><text:span text:style-name="T15">NB</text:span></text:p>
            </draw:text-box>
          </draw:frame>
          <draw:frame draw:style-name="gr33" draw:text-style-name="P26" draw:layer="layout" svg:width="1.8cm" svg:height="1.195cm" svg:x="17.127cm" svg:y="10.75cm">
            <draw:text-box>
              <text:p text:style-name="P1"><text:span text:style-name="T15">NB</text:span></text:p>
            </draw:text-box>
          </draw:frame>
          <draw:frame draw:style-name="gr33" draw:text-style-name="P26" draw:layer="layout" svg:width="1.8cm" svg:height="1.195cm" svg:x="17.127cm" svg:y="12.151cm">
            <draw:text-box>
              <text:p text:style-name="P1"><text:span text:style-name="T15">NB</text:span></text:p>
            </draw:text-box>
          </draw:frame>
          <draw:frame draw:style-name="gr33" draw:text-style-name="P26" draw:layer="layout" svg:width="1.8cm" svg:height="1.195cm" svg:x="17.127cm" svg:y="13.452cm">
            <draw:text-box>
              <text:p text:style-name="P1"><text:span text:style-name="T15">NB</text:span></text:p>
            </draw:text-box>
          </draw:frame>
          <draw:frame draw:style-name="gr33" draw:text-style-name="P26" draw:layer="layout" svg:width="1.8cm" svg:height="1.195cm" svg:x="17.127cm" svg:y="14.853cm">
            <draw:text-box>
              <text:p text:style-name="P1"><text:span text:style-name="T15">NB</text:span></text:p>
            </draw:text-box>
          </draw:frame>
          <draw:frame draw:style-name="gr33" draw:text-style-name="P27" draw:layer="layout" svg:width="1.8cm" svg:height="1.195cm" svg:x="19.127cm" svg:y="10.75cm">
            <draw:text-box>
              <text:p text:style-name="P1"><text:span text:style-name="T16">NS</text:span></text:p>
            </draw:text-box>
          </draw:frame>
          <draw:frame draw:style-name="gr33" draw:text-style-name="P27" draw:layer="layout" svg:width="1.8cm" svg:height="1.195cm" svg:x="19.127cm" svg:y="12.151cm">
            <draw:text-box>
              <text:p text:style-name="P1"><text:span text:style-name="T16">NS</text:span></text:p>
            </draw:text-box>
          </draw:frame>
          <draw:frame draw:style-name="gr33" draw:text-style-name="P27" draw:layer="layout" svg:width="1.8cm" svg:height="1.195cm" svg:x="21.227cm" svg:y="10.752cm">
            <draw:text-box>
              <text:p text:style-name="P1"><text:span text:style-name="T16">NS</text:span></text:p>
            </draw:text-box>
          </draw:frame>
          <draw:frame draw:style-name="gr33" draw:text-style-name="P27" draw:layer="layout" svg:width="1.8cm" svg:height="1.195cm" svg:x="23.127cm" svg:y="9.353cm">
            <draw:text-box>
              <text:p text:style-name="P1"><text:span text:style-name="T16">NS</text:span></text:p>
            </draw:text-box>
          </draw:frame>
          <draw:frame draw:style-name="gr33" draw:text-style-name="P28" draw:layer="layout" svg:width="1.8cm" svg:height="1.195cm" svg:x="19.127cm" svg:y="13.452cm">
            <draw:text-box>
              <text:p text:style-name="P1"><text:span text:style-name="T17">ZR</text:span></text:p>
            </draw:text-box>
          </draw:frame>
          <draw:frame draw:style-name="gr33" draw:text-style-name="P29" draw:layer="layout" svg:width="1.8cm" svg:height="1.195cm" svg:x="19.127cm" svg:y="14.853cm">
            <draw:text-box>
              <text:p text:style-name="P1"><text:span text:style-name="T18">PS</text:span></text:p>
            </draw:text-box>
          </draw:frame>
          <draw:frame draw:style-name="gr33" draw:text-style-name="P30" draw:layer="layout" svg:width="1.8cm" svg:height="1.195cm" svg:x="21.127cm" svg:y="14.854cm">
            <draw:text-box>
              <text:p text:style-name="P1"><text:span text:style-name="T19">PB</text:span></text:p>
            </draw:text-box>
          </draw:frame>
          <draw:frame draw:style-name="gr33" draw:text-style-name="P30" draw:layer="layout" svg:width="1.8cm" svg:height="1.195cm" svg:x="23.127cm" svg:y="14.855cm">
            <draw:text-box>
              <text:p text:style-name="P1"><text:span text:style-name="T19">PB</text:span></text:p>
            </draw:text-box>
          </draw:frame>
          <draw:frame draw:style-name="gr33" draw:text-style-name="P30" draw:layer="layout" svg:width="1.8cm" svg:height="1.195cm" svg:x="25.127cm" svg:y="14.856cm">
            <draw:text-box>
              <text:p text:style-name="P1"><text:span text:style-name="T19">PB</text:span></text:p>
            </draw:text-box>
          </draw:frame>
          <draw:frame draw:style-name="gr33" draw:text-style-name="P30" draw:layer="layout" svg:width="1.8cm" svg:height="1.195cm" svg:x="25.127cm" svg:y="13.457cm">
            <draw:text-box>
              <text:p text:style-name="P1"><text:span text:style-name="T19">PB</text:span></text:p>
            </draw:text-box>
          </draw:frame>
          <draw:frame draw:style-name="gr33" draw:text-style-name="P30" draw:layer="layout" svg:width="1.8cm" svg:height="1.195cm" svg:x="25.127cm" svg:y="12.158cm">
            <draw:text-box>
              <text:p text:style-name="P1"><text:span text:style-name="T19">PB</text:span></text:p>
            </draw:text-box>
          </draw:frame>
          <draw:frame draw:style-name="gr33" draw:text-style-name="P30" draw:layer="layout" svg:width="1.8cm" svg:height="1.195cm" svg:x="25.127cm" svg:y="10.759cm">
            <draw:text-box>
              <text:p text:style-name="P1"><text:span text:style-name="T19">PB</text:span></text:p>
            </draw:text-box>
          </draw:frame>
          <draw:frame draw:style-name="gr33" draw:text-style-name="P30" draw:layer="layout" svg:width="1.8cm" svg:height="1.195cm" svg:x="25.127cm" svg:y="9.36cm">
            <draw:text-box>
              <text:p text:style-name="P1"><text:span text:style-name="T19">PB</text:span></text:p>
            </draw:text-box>
          </draw:frame>
          <draw:frame draw:style-name="gr33" draw:text-style-name="P28" draw:layer="layout" svg:width="1.8cm" svg:height="1.195cm" svg:x="21.127cm" svg:y="12.153cm">
            <draw:text-box>
              <text:p text:style-name="P1"><text:span text:style-name="T17">ZR</text:span></text:p>
            </draw:text-box>
          </draw:frame>
          <draw:frame draw:style-name="gr33" draw:text-style-name="P28" draw:layer="layout" svg:width="1.8cm" svg:height="1.195cm" svg:x="23.127cm" svg:y="10.754cm">
            <draw:text-box>
              <text:p text:style-name="P1"><text:span text:style-name="T17">ZR</text:span></text:p>
            </draw:text-box>
          </draw:frame>
          <draw:frame draw:style-name="gr33" draw:text-style-name="P29" draw:layer="layout" svg:width="1.8cm" svg:height="1.195cm" svg:x="21.127cm" svg:y="13.454cm">
            <draw:text-box>
              <text:p text:style-name="P1"><text:span text:style-name="T18">PS</text:span></text:p>
            </draw:text-box>
          </draw:frame>
          <draw:frame draw:style-name="gr33" draw:text-style-name="P29" draw:layer="layout" svg:width="1.8cm" svg:height="1.195cm" svg:x="23.127cm" svg:y="13.455cm">
            <draw:text-box>
              <text:p text:style-name="P1"><text:span text:style-name="T18">PS</text:span></text:p>
            </draw:text-box>
          </draw:frame>
          <draw:frame draw:style-name="gr33" draw:text-style-name="P29" draw:layer="layout" svg:width="1.8cm" svg:height="1.195cm" svg:x="23.127cm" svg:y="12.156cm">
            <draw:text-box>
              <text:p text:style-name="P1"><text:span text:style-name="T18">PS</text:span></text:p>
            </draw:text-box>
          </draw:frame>
          <draw:custom-shape draw:style-name="gr32" draw:text-style-name="P9" draw:layer="layout" svg:width="4.397cm" svg:height="1.6cm" svg:x="23.002cm" svg:y="5.601cm">
            <text:p text:style-name="P1"><text:span text:style-name="T4">規則表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16" draw:layer="layout" svg:width="1.46cm" svg:height="0.962cm" svg:x="2.672cm" svg:y="14.401cm">
          <draw:text-box>
            <text:p text:style-name="P1"><text:span text:style-name="T9">NB</text:span></text:p>
          </draw:text-box>
        </draw:frame>
        <draw:frame draw:style-name="gr24" draw:text-style-name="P17" draw:layer="layout" svg:width="1.454cm" svg:height="0.962cm" svg:x="4.647cm" svg:y="14.401cm">
          <draw:text-box>
            <text:p text:style-name="P1"><text:span text:style-name="T10">NS</text:span></text:p>
          </draw:text-box>
        </draw:frame>
        <draw:frame draw:style-name="gr24" draw:text-style-name="P18" draw:layer="layout" svg:width="1.393cm" svg:height="0.962cm" svg:x="6.723cm" svg:y="14.401cm">
          <draw:text-box>
            <text:p text:style-name="P1"><text:span text:style-name="T11">ZR</text:span></text:p>
          </draw:text-box>
        </draw:frame>
        <draw:frame draw:style-name="gr24" draw:text-style-name="P19" draw:layer="layout" svg:width="1.504cm" svg:height="0.962cm" svg:x="8.597cm" svg:y="14.401cm">
          <draw:text-box>
            <text:p text:style-name="P1"><text:span text:style-name="T12">PS</text:span></text:p>
          </draw:text-box>
        </draw:frame>
        <draw:frame draw:style-name="gr24" draw:text-style-name="P20" draw:layer="layout" svg:width="1.528cm" svg:height="0.962cm" svg:x="10.573cm" svg:y="14.401cm">
          <draw:text-box>
            <text:p text:style-name="P1"><text:span text:style-name="T13">PB</text:span></text:p>
          </draw:text-box>
        </draw:frame>
        <draw:custom-shape draw:style-name="gr32" draw:text-style-name="P9" draw:layer="layout" svg:width="4.397cm" svg:height="1.6cm" svg:x="0.702cm" svg:y="1.301cm">
          <text:p text:style-name="P1"><text:span text:style-name="T4">mf </text:span><text:span text:style-name="T4">定義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文泉驛微米黑1" svg:font-family="文泉驛微米黑" style:font-pitch="variable"/>
    <style:font-face style:name="文泉驛等寬微米黑" svg:font-family="文泉驛等寬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7:31:39.415280374</meta:creation-date>
    <dc:date>2017-04-19T15:42:59.887453624</dc:date>
    <meta:editing-duration>PT5H49M10S</meta:editing-duration>
    <meta:editing-cycles>59</meta:editing-cycles>
    <meta:generator>LibreOffice/5.2.5.1$Linux_X86_64 LibreOffice_project/0312e1a284a7d50ca85a365c316c7abbf20a4d22</meta:generator>
    <meta:document-statistic meta:object-count="252"/>
  </office:meta>
</office:document-meta>
</file>